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ec57" officeooo:paragraph-rsid="0004ec57"/>
    </style:style>
    <style:style style:name="P2" style:family="paragraph" style:parent-style-name="Standard">
      <style:text-properties officeooo:rsid="000593ef" officeooo:paragraph-rsid="000593ef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4ec57" officeooo:paragraph-rsid="0004ec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QTT</text:p>
      <text:p text:style-name="P1">Instalar a biblioteca PubSubClient.h</text:p>
      <text:p text:style-name="P1">Instalar no seu celular os aplicativos Mqttdashboard e Mqttdash</text:p>
      <text:p text:style-name="P1"/>
      <text:p text:style-name="P1">Configurar o arquivo abaixo para seu IP <text:s/>e MAC</text:p>
      <text:p text:style-name="P1">/*</text:p>
      <text:p text:style-name="P1"><text:s/>Basic MQTT example</text:p>
      <text:p text:style-name="P1"/>
      <text:p text:style-name="P1"><text:s/>This sketch demonstrates the basic capabilities of the library.</text:p>
      <text:p text:style-name="P1"><text:s/>It connects to an MQTT server then:</text:p>
      <text:p text:style-name="P1"><text:s text:c="2"/>- publishes "hello world" to the topic "outTopic"</text:p>
      <text:p text:style-name="P1"><text:s text:c="2"/>- subscribes to the topic "inTopic", printing out any messages</text:p>
      <text:p text:style-name="P1"><text:s text:c="4"/>it receives. NB - it assumes the received payloads are strings not binary</text:p>
      <text:p text:style-name="P1"/>
      <text:p text:style-name="P1"><text:s/>It will reconnect to the server if the connection is lost using a blocking</text:p>
      <text:p text:style-name="P1"><text:s/>reconnect function. See the 'mqtt_reconnect_nonblocking' example for how to</text:p>
      <text:p text:style-name="P1"><text:s/>achieve the same result without blocking the main loop.</text:p>
      <text:p text:style-name="P1"><text:s/></text:p>
      <text:p text:style-name="P1">*/</text:p>
      <text:p text:style-name="P1"/>
      <text:p text:style-name="P1"><text:bookmark-start text:name="__DdeLink__389_484230489"/>#include &lt;SPI.h&gt;</text:p>
      <text:p text:style-name="P1">#include &lt;Ethernet.h&gt;</text:p>
      <text:p text:style-name="P1">#include &lt;PubSubClient.h&gt;</text:p>
      <text:p text:style-name="P1"/>
      <text:p text:style-name="P1">// Update these with values suitable for your network.</text:p>
      <text:p text:style-name="P1">byte mac[] <text:s text:c="3"/>= { <text:s/>0xDE, 0xED, 0xBA, 0xFE, 0xFE, 0xED };</text:p>
      <text:p text:style-name="P1">IPAddress ip(192,168,10,105);</text:p>
      <text:p text:style-name="P1"/>
      <text:p text:style-name="P1">void callback(char* topic, byte* payload, unsigned int length) {</text:p>
      <text:p text:style-name="P1"><text:s text:c="2"/>Serial.print("Message arrived [");</text:p>
      <text:p text:style-name="P1"><text:s text:c="2"/>Serial.print(topic);</text:p>
      <text:p text:style-name="P1"><text:s text:c="2"/>Serial.print("] ");</text:p>
      <text:p text:style-name="P1"><text:s text:c="2"/>for (int i=0;i&lt;length;i++) {</text:p>
      <text:p text:style-name="P1"><text:s text:c="4"/>Serial.print((char)payload[i]);</text:p>
      <text:p text:style-name="P1"><text:s text:c="2"/>}</text:p>
      <text:p text:style-name="P1"><text:s text:c="2"/>Serial.println();</text:p>
      <text:p text:style-name="P1">}</text:p>
      <text:p text:style-name="P1"/>
      <text:p text:style-name="P1">EthernetClient ethClient;</text:p>
      <text:p text:style-name="P1">PubSubClient client(ethClient);</text:p>
      <text:p text:style-name="P1">int i = 0;</text:p>
      <text:p text:style-name="P1"/>
      <text:p text:style-name="P1">void reconnect() {</text:p>
      <text:p text:style-name="P1"><text:s text:c="2"/>// Loop until we're reconnected</text:p>
      <text:p text:style-name="P1"><text:s text:c="2"/>while (!client.connected()) {</text:p>
      <text:p text:style-name="P1"><text:s text:c="4"/>Serial.print("Attempting MQTT connection...");</text:p>
      <text:p text:style-name="P1"><text:s text:c="4"/>// Attempt to connect</text:p>
      <text:p text:style-name="P1"><text:s text:c="4"/>if (client.connect("arduinoClient")) {</text:p>
      <text:p text:style-name="P1"><text:s text:c="6"/>Serial.println("connected");</text:p>
      <text:p text:style-name="P1"><text:s text:c="6"/>// Once connected, publish an announcement...</text:p>
      <text:p text:style-name="P1"><text:s text:c="6"/>String msg = String(i); i++;</text:p>
      <text:p text:style-name="P1"><text:s text:c="6"/>client.publish("publico/outTopic",msg.c_str());</text:p>
      <text:p text:style-name="P1"><text:soft-page-break/><text:s text:c="6"/>// ... and resubscribe</text:p>
      <text:p text:style-name="P1"><text:s text:c="6"/>client.subscribe("publico/inTopic");</text:p>
      <text:p text:style-name="P1"><text:s text:c="4"/>} else {</text:p>
      <text:p text:style-name="P1"><text:s text:c="6"/>Serial.print("failed, rc=");</text:p>
      <text:p text:style-name="P1"><text:s text:c="6"/>Serial.print(client.state());</text:p>
      <text:p text:style-name="P1"><text:s text:c="6"/>Serial.println(" try again in 5 seconds");</text:p>
      <text:p text:style-name="P1"><text:s text:c="6"/>// Wait 5 seconds before retrying</text:p>
      <text:p text:style-name="P1"><text:s text:c="6"/>delay(5000);</text:p>
      <text:p text:style-name="P1"><text:s text:c="4"/>}</text:p>
      <text:p text:style-name="P1"><text:s text:c="2"/>}</text:p>
      <text:p text:style-name="P1">}<text:bookmark-end text:name="__DdeLink__389_484230489"/></text:p>
      <text:p text:style-name="P1"/>
      <text:p text:style-name="P1"/>
      <text:p text:style-name="P1"><text:bookmark-start text:name="__DdeLink__391_484230489"/>long int t,last; </text:p>
      <text:p text:style-name="P1"/>
      <text:p text:style-name="P1">void setup()</text:p>
      <text:p text:style-name="P1">{</text:p>
      <text:p text:style-name="P1"><text:s text:c="2"/>Serial.begin(9600);</text:p>
      <text:p text:style-name="P1"/>
      <text:p text:style-name="P1"><text:s text:c="2"/>client.setServer("mqtt.dti.ufv.br", 1888);</text:p>
      <text:p text:style-name="P1"><text:s text:c="2"/>client.setCallback(callback);</text:p>
      <text:p text:style-name="P1"/>
      <text:p text:style-name="P1"><text:s text:c="2"/>Ethernet.begin(mac, ip);</text:p>
      <text:p text:style-name="P1"><text:s text:c="2"/>// Allow the hardware to sort itself out</text:p>
      <text:p text:style-name="P1"><text:s text:c="2"/>delay(1500);</text:p>
      <text:p text:style-name="P1"><text:s text:c="2"/>t = last = millis();</text:p>
      <text:p text:style-name="P1">}</text:p>
      <text:p text:style-name="P1"/>
      <text:p text:style-name="P1"/>
      <text:p text:style-name="P1">void loop()</text:p>
      <text:p text:style-name="P1">{</text:p>
      <text:p text:style-name="P1"><text:s text:c="2"/>if (!client.connected()) {</text:p>
      <text:p text:style-name="P1"><text:s text:c="4"/>reconnect();</text:p>
      <text:p text:style-name="P1"><text:s text:c="2"/>}</text:p>
      <text:p text:style-name="P1"><text:s text:c="2"/>client.loop();</text:p>
      <text:p text:style-name="P1"><text:s text:c="2"/>t = millis();</text:p>
      <text:p text:style-name="P1"><text:s text:c="2"/>if ( t - last &gt; 1000 ) {</text:p>
      <text:p text:style-name="P1"><text:s text:c="5"/>last = t;</text:p>
      <text:p text:style-name="P1"><text:s text:c="5"/>String msg = String(t);</text:p>
      <text:p text:style-name="P1"><text:s text:c="5"/><text:bookmark-start text:name="__DdeLink__395_484230489"/>client.publish("publico/outTopic",msg.c_str());<text:bookmark-end text:name="__DdeLink__395_484230489"/></text:p>
      <text:p text:style-name="P1"><text:s text:c="2"/>}</text:p>
      <text:p text:style-name="P1"><text:s text:c="2"/></text:p>
      <text:p text:style-name="P1">}<text:bookmark-end text:name="__DdeLink__391_484230489"/></text:p>
      <text:p text:style-name="P3"/>
      <text:p text:style-name="P1"/>
      <text:p text:style-name="P2">cuidado com os conflitos na publicacao de topicos com os colegas…</text:p>
      <text:p text:style-name="P2"/>
      <text:p text:style-name="P2">1. Criar um botão texto para receber o outTopic e um botão para enviar no inTopic.</text:p>
      <text:p text:style-name="P2">2. Modificar para ler temperatura ou distancia (DHT, 18b20 ou Ultrasonic)</text:p>
      <text:p text:style-name="P2">3. Modificar para ajustar um alarme com um <text:s/>valor que voce envia para temperatura ou distancia.</text:p>
      <text:p text:style-name="P2">4. Crie botões para o exemplo do led RGB abaixo</text:p>
      <text:p text:style-name="P2"/>
      <text:p text:style-name="P2"><text:bookmark-start text:name="__DdeLink__393_484230489"/><text:soft-page-break/>#include &lt;SPI.h&gt;</text:p>
      <text:p text:style-name="P2">#include &lt;Ethernet.h&gt;</text:p>
      <text:p text:style-name="P2">#include &lt;PubSubClient.h&gt;</text:p>
      <text:p text:style-name="P2"/>
      <text:p text:style-name="P2">// Update these with values suitable for your network.</text:p>
      <text:p text:style-name="P2">byte mac[] <text:s text:c="3"/>= { <text:s/>0xDE, 0xED, 0xBA, 0xFE, 0xFE, 0xED };</text:p>
      <text:p text:style-name="P2">IPAddress ip(192,168,10,105);</text:p>
      <text:p text:style-name="P2">//IPAddress server(172, 16, 0, 2);</text:p>
      <text:p text:style-name="P2">#define RED 3</text:p>
      <text:p text:style-name="P2">#define BLUE 6</text:p>
      <text:p text:style-name="P2">#define GREEN 5</text:p>
      <text:p text:style-name="P2">void callback(char* topic, byte* payload, unsigned int length) {</text:p>
      <text:p text:style-name="P2"><text:s text:c="2"/>Serial.print("Message arrived [");</text:p>
      <text:p text:style-name="P2"><text:s text:c="2"/>Serial.print(topic);</text:p>
      <text:p text:style-name="P2"><text:s text:c="2"/>Serial.print("] ");</text:p>
      <text:p text:style-name="P2"><text:s text:c="2"/>for (int i=0;i&lt;length;i++) {</text:p>
      <text:p text:style-name="P2"><text:s text:c="4"/>Serial.print((char)payload[i]);</text:p>
      <text:p text:style-name="P2"><text:s text:c="4"/>if ( payload[i] == 'r' ) analogWrite(RED,255);</text:p>
      <text:p text:style-name="P2"><text:s text:c="4"/>if ( payload[i] == 'R' ) analogWrite(RED,0);</text:p>
      <text:p text:style-name="P2"><text:s text:c="4"/>if ( payload[i] == 'b' ) analogWrite(BLUE,255);</text:p>
      <text:p text:style-name="P2"><text:s text:c="4"/>if ( payload[i] == 'B' ) analogWrite(BLUE,0);</text:p>
      <text:p text:style-name="P2"><text:s text:c="4"/>if ( payload[i] == 'g' ) analogWrite(GREEN,255);</text:p>
      <text:p text:style-name="P2"><text:s text:c="4"/>if ( payload[i] == 'G' ) analogWrite(GREEN,0); <text:s/></text:p>
      <text:p text:style-name="P2"><text:s text:c="2"/>}</text:p>
      <text:p text:style-name="P2"><text:s text:c="2"/>Serial.println();</text:p>
      <text:p text:style-name="P2">}</text:p>
      <text:p text:style-name="P2"/>
      <text:p text:style-name="P2">EthernetClient ethClient;</text:p>
      <text:p text:style-name="P2">PubSubClient client(ethClient);</text:p>
      <text:p text:style-name="P2">int i = 0;</text:p>
      <text:p text:style-name="P2"/>
      <text:p text:style-name="P2">void reconnect() {</text:p>
      <text:p text:style-name="P2"><text:s text:c="2"/>// Loop until we're reconnected</text:p>
      <text:p text:style-name="P2"><text:s text:c="2"/>while (!client.connected()) {</text:p>
      <text:p text:style-name="P2"><text:s text:c="4"/>Serial.print("Attempting MQTT connection...");</text:p>
      <text:p text:style-name="P2"><text:s text:c="4"/>// Attempt to connect</text:p>
      <text:p text:style-name="P2"><text:s text:c="4"/>if (client.connect("arduinoClient")) {</text:p>
      <text:p text:style-name="P2"><text:s text:c="6"/>Serial.println("connected");</text:p>
      <text:p text:style-name="P2"><text:s text:c="6"/>// Once connected, publish an announcement...</text:p>
      <text:p text:style-name="P2"><text:s text:c="6"/>String msg = String(i); i++;</text:p>
      <text:p text:style-name="P2"><text:s text:c="6"/>client.publish("publico/outTopic",msg.c_str());</text:p>
      <text:p text:style-name="P2"><text:s text:c="6"/>// ... and resubscribe</text:p>
      <text:p text:style-name="P2"><text:s text:c="6"/>client.subscribe("publico/inTopic");</text:p>
      <text:p text:style-name="P2"><text:s text:c="4"/>} else {</text:p>
      <text:p text:style-name="P2"><text:s text:c="6"/>Serial.print("failed, rc=");</text:p>
      <text:p text:style-name="P2"><text:s text:c="6"/>Serial.print(client.state());</text:p>
      <text:p text:style-name="P2"><text:s text:c="6"/>Serial.println(" try again in 5 seconds");</text:p>
      <text:p text:style-name="P2"><text:s text:c="6"/>// Wait 5 seconds before retrying</text:p>
      <text:p text:style-name="P2"><text:s text:c="6"/>delay(5000);</text:p>
      <text:p text:style-name="P2"><text:s text:c="4"/>}</text:p>
      <text:p text:style-name="P2"><text:s text:c="2"/>}</text:p>
      <text:p text:style-name="P2">}</text:p>
      <text:p text:style-name="P2"><text:soft-page-break/></text:p>
      <text:p text:style-name="P2"/>
      <text:p text:style-name="P2">long int t,last; </text:p>
      <text:p text:style-name="P2"/>
      <text:p text:style-name="P2">void setup()</text:p>
      <text:p text:style-name="P2">{</text:p>
      <text:p text:style-name="P2"><text:s text:c="2"/>Serial.begin(9600);</text:p>
      <text:p text:style-name="P2"/>
      <text:p text:style-name="P2"><text:s text:c="2"/>client.setServer("mqtt.dti.ufv.br", 1888);</text:p>
      <text:p text:style-name="P2"><text:s text:c="2"/>client.setCallback(callback);</text:p>
      <text:p text:style-name="P2"/>
      <text:p text:style-name="P2"><text:s text:c="2"/>Ethernet.begin(mac, ip);</text:p>
      <text:p text:style-name="P2"><text:s text:c="2"/>// Allow the hardware to sort itself out</text:p>
      <text:p text:style-name="P2"><text:s text:c="2"/>delay(1500);</text:p>
      <text:p text:style-name="P2"><text:s text:c="2"/>t = last = millis();</text:p>
      <text:p text:style-name="P2"><text:s text:c="2"/>pinMode(RED,OUTPUT);</text:p>
      <text:p text:style-name="P2"><text:s text:c="2"/>pinMode(BLUE,OUTPUT);</text:p>
      <text:p text:style-name="P2"><text:s text:c="2"/>pinMode(GREEN,OUTPUT);</text:p>
      <text:p text:style-name="P2"><text:s text:c="2"/></text:p>
      <text:p text:style-name="P2">}</text:p>
      <text:p text:style-name="P2"/>
      <text:p text:style-name="P2"/>
      <text:p text:style-name="P2">void loop()</text:p>
      <text:p text:style-name="P2">{</text:p>
      <text:p text:style-name="P2"><text:s text:c="2"/>if (!client.connected()) {</text:p>
      <text:p text:style-name="P2"><text:s text:c="4"/>reconnect();</text:p>
      <text:p text:style-name="P2"><text:s text:c="2"/>}</text:p>
      <text:p text:style-name="P2"><text:s text:c="2"/>client.loop();</text:p>
      <text:p text:style-name="P2"><text:s text:c="2"/>t = millis();</text:p>
      <text:p text:style-name="P2"><text:s text:c="2"/>if ( t - last &gt; 1000 ) {</text:p>
      <text:p text:style-name="P2"><text:s text:c="5"/>last = t;</text:p>
      <text:p text:style-name="P2"><text:s text:c="5"/>String msg = String(t);</text:p>
      <text:p text:style-name="P2"><text:s text:c="5"/>client.publish("publico/outTopic",msg.c_str());</text:p>
      <text:p text:style-name="P2"><text:s text:c="2"/>}</text:p>
      <text:p text:style-name="P2"><text:s text:c="2"/></text:p>
      <text:p text:style-name="P2">}<text:bookmark-end text:name="__DdeLink__393_484230489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5:44:38.617053666</meta:creation-date>
    <dc:date>2017-06-13T12:08:43.685520896</dc:date>
    <meta:editing-duration>PT2H47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63" meta:word-count="586" meta:character-count="4645" meta:non-whitespace-character-count="3847"/>
  </office:meta>
</office:document-meta>
</file>